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 Mr Loye Agathe</text:p>
      <text:p text:style-name="Normal">Création de la base de données<text:s/></text:p>
      <text:p text:style-name="Normal">Réunion EQUINOX pour modification et création d’un nouvel onglets sur le<text:s/>site de la CCLO</text:p>
      <text:p text:style-name="Normal"/>
      <text:p text:style-name="Normal">13/04/2018</text:p>
      <text:p text:style-name="Normal">Présentation de la solution par l’entreprise Up<text:s/></text:p>
      <text:p text:style-name="Normal">Logiciel web assez lourd de visu mais très complet en termes de fonctionnalité, la solution proposer rempli le cahier des charges préalablement établie<text:s/>La solution étant toute fois plus adapter a des communautés ayant bcp plus de personne pour le portage de repas la solution sera donc simplifiée<text:s/></text:p>
      <text:p text:style-name="Normal">Apporte même<text:s/>des fonctionnalités supplémentaires<text:s/>comme des statistiques d’utilisation<text:s/></text:p>
      <text:p text:style-name="Normal">Suivie d’une présentation de ma solution pour comparaitre et apporter des points critiques sur les deux solutions<text:s/></text:p>
      <text:p text:style-name="Normal">Empreinte<text:s/></text:p>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giaire4</meta:initial-creator>
    <dc:creator>Stagiaire4</dc:creator>
    <meta:creation-date>2018-04-04T08:50:00Z</meta:creation-date>
    <dc:date>2018-04-13T14:57:00Z</dc:date>
    <meta:template xlink:href="Normal" xlink:type="simple"/>
    <meta:editing-cycles>19</meta:editing-cycles>
    <meta:editing-duration>PT69600S</meta:editing-duration>
    <meta:document-statistic meta:page-count="1" meta:paragraph-count="6" meta:word-count="513" meta:character-count="3330" meta:row-count="23" meta:non-whitespace-character-count="2823"/>
  </office:meta>
</office:document-meta>
</file>